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6.6903in" table:align="margins"/>
    </style:style>
    <style:style style:name="Table2.A" style:family="table-column">
      <style:table-column-properties style:column-width="2.2299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896in" table:align="left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3.9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color="#3399ff" fo:font-size="14pt" officeooo:rsid="001a34d1" officeooo:paragraph-rsid="001a34d1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language="pl" fo:country="PL" officeooo:rsid="004ee8ee" officeooo:paragraph-rsid="004ee8ee"/>
    </style:style>
    <style:style style:name="P4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paragraph-rsid="0041ec6d"/>
    </style:style>
    <style:style style:name="P5" style:family="paragraph" style:parent-style-name="Table_20_Contents">
      <style:paragraph-properties fo:text-align="start" style:justify-single-word="false"/>
      <style:text-properties fo:font-size="12pt" fo:language="pl" fo:country="PL" officeooo:rsid="001cfb24" officeooo:paragraph-rsid="001cfb24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fo:language="pl" fo:country="PL" officeooo:rsid="0021930e" officeooo:paragraph-rsid="005a9fff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fo:language="pl" fo:country="PL" officeooo:rsid="0022f20e" officeooo:paragraph-rsid="005a9fff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fo:language="pl" fo:country="PL" officeooo:rsid="0024c754" officeooo:paragraph-rsid="005a9fff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fo:language="pl" fo:country="PL" officeooo:rsid="00286402" officeooo:paragraph-rsid="005a9fff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fo:language="pl" fo:country="PL" officeooo:rsid="002b9bfb" officeooo:paragraph-rsid="0050d3fa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fo:language="pl" fo:country="PL" officeooo:rsid="002c75a5" officeooo:paragraph-rsid="0050d3fa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fo:language="pl" fo:country="PL" officeooo:rsid="002f076c" officeooo:paragraph-rsid="002f076c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fo:language="pl" fo:country="PL" officeooo:rsid="002f23e6" officeooo:paragraph-rsid="0050d3fa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fo:language="pl" fo:country="PL" officeooo:rsid="00308f9c" officeooo:paragraph-rsid="00308f9c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fo:language="pl" fo:country="PL" officeooo:rsid="0030e47c" officeooo:paragraph-rsid="0030e47c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fo:language="pl" fo:country="PL" officeooo:rsid="0031abfe" officeooo:paragraph-rsid="0031abfe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fo:language="pl" fo:country="PL" officeooo:rsid="00350b03" officeooo:paragraph-rsid="00350b03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fo:language="pl" fo:country="PL" officeooo:rsid="00350b03" officeooo:paragraph-rsid="00368d1a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fo:language="pl" fo:country="PL" officeooo:rsid="0037df00" officeooo:paragraph-rsid="0037df00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fo:language="pl" fo:country="PL" officeooo:rsid="0037df00" officeooo:paragraph-rsid="00392954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fo:language="pl" fo:country="PL" officeooo:rsid="0039e2d7" officeooo:paragraph-rsid="005a9fff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fo:language="pl" fo:country="PL" officeooo:rsid="003f93ed" officeooo:paragraph-rsid="005a9fff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fo:language="pl" fo:country="PL" officeooo:rsid="00575715" officeooo:paragraph-rsid="005a9fff" style:font-size-asian="10.5pt" style:font-size-complex="12pt"/>
    </style:style>
    <style:style style:name="P24" style:family="paragraph" style:parent-style-name="Table_20_Contents">
      <style:text-properties fo:language="pl" fo:country="PL" officeooo:rsid="00484d16" officeooo:paragraph-rsid="004a0423"/>
    </style:style>
    <style:style style:name="P25" style:family="paragraph" style:parent-style-name="Standard">
      <style:paragraph-properties fo:text-align="center" style:justify-single-word="false"/>
      <style:text-properties fo:color="#000000" fo:font-size="14pt" fo:language="en" fo:country="US" officeooo:rsid="001bf3a2" officeooo:paragraph-rsid="001bf3a2" style:font-size-asian="14pt" style:font-size-complex="14pt"/>
    </style:style>
    <style:style style:name="P26" style:family="paragraph" style:parent-style-name="Standard">
      <style:text-properties fo:language="en" fo:country="US"/>
    </style:style>
    <style:style style:name="P27" style:family="paragraph" style:parent-style-name="Standard">
      <style:text-properties fo:language="en" fo:country="US" officeooo:paragraph-rsid="001a34d1"/>
    </style:style>
    <style:style style:name="P28" style:family="paragraph" style:parent-style-name="Standard">
      <style:text-properties fo:language="en" fo:country="US" officeooo:rsid="0046d9e1" officeooo:paragraph-rsid="0046d9e1"/>
    </style:style>
    <style:style style:name="P29" style:family="paragraph" style:parent-style-name="Standard" style:master-page-name="">
      <loext:graphic-properties draw:fill="none"/>
      <style:paragraph-properties fo:margin-left="0in" fo:margin-right="0in" fo:text-indent="0.25in" style:auto-text-indent="false" style:page-number="auto" fo:background-color="transparent"/>
      <style:text-properties fo:language="en" fo:country="US" officeooo:rsid="001bf3a2" officeooo:paragraph-rsid="001bf3a2"/>
    </style:style>
    <style:style style:name="P30" style:family="paragraph" style:parent-style-name="Standard">
      <loext:graphic-properties draw:fill="none"/>
      <style:paragraph-properties fo:margin-left="0in" fo:margin-right="0in" fo:text-indent="0.25in" style:auto-text-indent="false" fo:background-color="transparent">
        <style:tab-stops>
          <style:tab-stop style:position="5.5035in"/>
        </style:tab-stops>
      </style:paragraph-properties>
      <style:text-properties fo:language="en" fo:country="US" officeooo:rsid="00414ad7" officeooo:paragraph-rsid="00414ad7"/>
    </style:style>
    <style:style style:name="P31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language="en" fo:country="US" officeooo:rsid="0046d9e1" officeooo:paragraph-rsid="0046d9e1"/>
    </style:style>
    <style:style style:name="P32" style:family="paragraph" style:parent-style-name="Standard">
      <loext:graphic-properties draw:fill="none"/>
      <style:paragraph-properties fo:margin-left="0in" fo:margin-right="0in" fo:text-align="center" style:justify-single-word="false" fo:text-indent="0.25in" style:auto-text-indent="false" fo:background-color="transparent"/>
      <style:text-properties fo:font-size="14pt" fo:language="en" fo:country="US" officeooo:rsid="001bf3a2" officeooo:paragraph-rsid="001bf3a2" style:font-size-asian="14pt" style:font-size-complex="14pt"/>
    </style:style>
    <style:style style:name="P33" style:family="paragraph" style:parent-style-name="Standard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color="#669900" fo:font-size="12pt" fo:language="en" fo:country="US" fo:font-weight="normal" officeooo:rsid="001bf3a2" officeooo:paragraph-rsid="001bf3a2" style:font-size-asian="10.5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1bf3a2" officeooo:paragraph-rsid="001bf3a2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46d9e1" officeooo:paragraph-rsid="0046d9e1"/>
    </style:style>
    <style:style style:name="P3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4pt" fo:language="en" fo:country="US" officeooo:rsid="0046d9e1" officeooo:paragraph-rsid="0046d9e1" style:font-size-asian="14pt" style:font-size-complex="14pt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reak-before="page" fo:background-color="transparent"/>
      <style:text-properties fo:language="en" fo:country="US" officeooo:rsid="0046d9e1" officeooo:paragraph-rsid="0046d9e1"/>
    </style:style>
    <style:style style:name="P38" style:family="paragraph" style:parent-style-name="Table_20_Contents">
      <style:paragraph-properties fo:text-align="justify" style:justify-single-word="false"/>
      <style:text-properties fo:language="en" fo:country="US" officeooo:rsid="0046d9e1" officeooo:paragraph-rsid="0046d9e1"/>
    </style:style>
    <style:style style:name="P39" style:family="paragraph" style:parent-style-name="Table_20_Contents">
      <style:text-properties fo:language="en" fo:country="US" officeooo:rsid="0046d9e1" officeooo:paragraph-rsid="0046d9e1"/>
    </style:style>
    <style:style style:name="P40" style:family="paragraph" style:parent-style-name="Table_20_Contents">
      <style:paragraph-properties fo:text-align="start" style:justify-single-word="false"/>
      <style:text-properties fo:language="en" fo:country="US" officeooo:rsid="0046d9e1" officeooo:paragraph-rsid="0046d9e1"/>
    </style:style>
    <style:style style:name="P41" style:family="paragraph" style:parent-style-name="Table_20_Contents">
      <style:text-properties fo:language="en" fo:country="US" officeooo:rsid="0047506f" officeooo:paragraph-rsid="0047506f"/>
    </style:style>
    <style:style style:name="P42" style:family="paragraph" style:parent-style-name="Table_20_Contents">
      <style:text-properties fo:language="en" fo:country="US" officeooo:rsid="0047506f" officeooo:paragraph-rsid="006015ff"/>
    </style:style>
    <style:style style:name="P43" style:family="paragraph" style:parent-style-name="Table_20_Contents">
      <style:text-properties fo:language="en" fo:country="US" officeooo:rsid="0054924b" officeooo:paragraph-rsid="0054924b"/>
    </style:style>
    <style:style style:name="P44" style:family="paragraph" style:parent-style-name="Table_20_Contents">
      <style:text-properties fo:language="en" fo:country="US" officeooo:rsid="0054924b" officeooo:paragraph-rsid="00621131"/>
    </style:style>
    <style:style style:name="P45" style:family="paragraph" style:parent-style-name="Table_20_Contents">
      <style:paragraph-properties fo:text-align="center" style:justify-single-word="false"/>
      <style:text-properties fo:language="en" fo:country="US" officeooo:rsid="005d9898" officeooo:paragraph-rsid="005d9898"/>
    </style:style>
    <style:style style:name="P46" style:family="paragraph" style:parent-style-name="Table_20_Contents">
      <style:paragraph-properties fo:text-align="center" style:justify-single-word="false"/>
      <style:text-properties fo:language="en" fo:country="US" officeooo:rsid="00658348" officeooo:paragraph-rsid="005d9898"/>
    </style:style>
    <style:style style:name="P47" style:family="paragraph" style:parent-style-name="Table_20_Contents">
      <style:text-properties fo:color="#3399ff" fo:language="en" fo:country="US" officeooo:rsid="0046d9e1" officeooo:paragraph-rsid="0046d9e1"/>
    </style:style>
    <style:style style:name="P48" style:family="paragraph" style:parent-style-name="Table_20_Contents">
      <style:text-properties fo:color="#3399ff" fo:language="en" fo:country="US" officeooo:rsid="00484d16" officeooo:paragraph-rsid="00484d16"/>
    </style:style>
    <style:style style:name="P49" style:family="paragraph" style:parent-style-name="Table_20_Contents">
      <style:paragraph-properties fo:text-align="start" style:justify-single-word="false"/>
      <style:text-properties fo:font-size="12pt" fo:language="en" fo:country="US" officeooo:rsid="001cfb24" officeooo:paragraph-rsid="001cfb24" style:font-size-asian="10.5pt" style:font-size-complex="12pt"/>
    </style:style>
    <style:style style:name="P50" style:family="paragraph" style:parent-style-name="Table_20_Contents">
      <style:paragraph-properties fo:text-align="justify" style:justify-single-word="false"/>
      <style:text-properties fo:font-size="12pt" fo:language="en" fo:country="US" officeooo:rsid="001cfb24" officeooo:paragraph-rsid="001cfb24" style:font-size-asian="10.5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fo:language="en" fo:country="US" officeooo:rsid="00350b03" officeooo:paragraph-rsid="00368d1a" style:font-size-asian="10.5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fo:font-size="12pt" fo:language="en" fo:country="US" officeooo:rsid="00350b03" officeooo:paragraph-rsid="00350b03" style:font-size-asian="10.5pt" style:font-size-complex="12pt"/>
    </style:style>
    <style:style style:name="P53" style:family="paragraph" style:parent-style-name="Table_20_Contents">
      <style:paragraph-properties fo:text-align="justify" style:justify-single-word="false"/>
      <style:text-properties fo:font-size="12pt" fo:language="en" fo:country="US" officeooo:rsid="00350b03" officeooo:paragraph-rsid="00368d1a" style:font-size-asian="10.5pt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fo:font-size="12pt" fo:language="en" fo:country="US" officeooo:rsid="00350b03" officeooo:paragraph-rsid="007caa2d" style:font-size-asian="10.5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fo:language="en" fo:country="US" officeooo:rsid="0037df00" officeooo:paragraph-rsid="00392954" style:font-size-asian="10.5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fo:language="en" fo:country="US" officeooo:rsid="0037df00" officeooo:paragraph-rsid="0037df00" style:font-size-asian="10.5pt" style:font-size-complex="12pt"/>
    </style:style>
    <style:style style:name="P57" style:family="paragraph" style:parent-style-name="Table_20_Contents">
      <style:paragraph-properties fo:text-align="justify" style:justify-single-word="false"/>
      <style:text-properties fo:font-size="12pt" fo:language="en" fo:country="US" officeooo:rsid="0037df00" officeooo:paragraph-rsid="006814f4" style:font-size-asian="10.5pt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fo:font-size="12pt" fo:language="en" fo:country="US" officeooo:rsid="0037df00" officeooo:paragraph-rsid="007f5442" style:font-size-asian="10.5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fo:language="en" fo:country="US" officeooo:rsid="0031abfe" officeooo:paragraph-rsid="0031abfe" style:font-size-asian="10.5pt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fo:font-size="12pt" fo:language="en" fo:country="US" officeooo:rsid="0030e47c" officeooo:paragraph-rsid="0069f170" style:font-size-asian="10.5pt" style:font-size-complex="12pt"/>
    </style:style>
    <style:style style:name="P61" style:family="paragraph" style:parent-style-name="Table_20_Contents">
      <style:paragraph-properties fo:text-align="justify" style:justify-single-word="false"/>
      <style:text-properties fo:font-size="12pt" fo:language="en" fo:country="US" officeooo:rsid="0030e47c" officeooo:paragraph-rsid="007f5442" style:font-size-asian="10.5pt" style:font-size-complex="12pt"/>
    </style:style>
    <style:style style:name="P62" style:family="paragraph" style:parent-style-name="Table_20_Contents">
      <style:paragraph-properties fo:text-align="start" style:justify-single-word="false"/>
      <style:text-properties fo:font-size="12pt" fo:language="en" fo:country="US" officeooo:rsid="0030e47c" officeooo:paragraph-rsid="0030e47c" style:font-size-asian="10.5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fo:language="en" fo:country="US" officeooo:rsid="0039e2d7" officeooo:paragraph-rsid="003e6898" style:font-size-asian="10.5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2pt" fo:language="en" fo:country="US" officeooo:rsid="0039e2d7" officeooo:paragraph-rsid="0039e2d7" style:font-size-asian="10.5pt" style:font-size-complex="12pt"/>
    </style:style>
    <style:style style:name="P65" style:family="paragraph" style:parent-style-name="Table_20_Contents">
      <style:paragraph-properties fo:text-align="justify" style:justify-single-word="false"/>
      <style:text-properties fo:font-size="12pt" fo:language="en" fo:country="US" officeooo:rsid="003b9850" officeooo:paragraph-rsid="006ab15f" style:font-size-asian="10.5pt" style:font-size-complex="12pt"/>
    </style:style>
    <style:style style:name="P66" style:family="paragraph" style:parent-style-name="Table_20_Contents">
      <style:paragraph-properties fo:text-align="justify" style:justify-single-word="false"/>
      <style:text-properties fo:font-size="12pt" fo:language="en" fo:country="US" officeooo:rsid="003b9850" officeooo:paragraph-rsid="006df86d" style:font-size-asian="10.5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fo:language="en" fo:country="US" officeooo:rsid="001f55c6" officeooo:paragraph-rsid="001f55c6" style:font-size-asian="10.5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2pt" fo:language="en" fo:country="US" officeooo:rsid="001f55c6" officeooo:paragraph-rsid="005a9fff" style:font-size-asian="10.5pt" style:font-size-complex="12pt"/>
    </style:style>
    <style:style style:name="P69" style:family="paragraph" style:parent-style-name="Table_20_Contents">
      <style:paragraph-properties fo:text-align="justify" style:justify-single-word="false"/>
      <style:text-properties fo:font-size="12pt" fo:language="en" fo:country="US" officeooo:rsid="001f55c6" officeooo:paragraph-rsid="006c7a55" style:font-size-asian="10.5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fo:language="en" fo:country="US" officeooo:rsid="00308f9c" officeooo:paragraph-rsid="00308f9c" style:font-size-asian="10.5pt" style:font-size-complex="12pt"/>
    </style:style>
    <style:style style:name="P71" style:family="paragraph" style:parent-style-name="Table_20_Contents">
      <style:paragraph-properties fo:text-align="justify" style:justify-single-word="false"/>
      <style:text-properties fo:font-size="12pt" fo:language="en" fo:country="US" officeooo:rsid="00308f9c" officeooo:paragraph-rsid="006f611a" style:font-size-asian="10.5pt" style:font-size-complex="12pt"/>
    </style:style>
    <style:style style:name="P72" style:family="paragraph" style:parent-style-name="Table_20_Contents">
      <style:paragraph-properties fo:text-align="start" style:justify-single-word="false"/>
      <style:text-properties fo:font-size="12pt" fo:language="en" fo:country="US" officeooo:rsid="002f076c" officeooo:paragraph-rsid="002f076c" style:font-size-asian="10.5pt" style:font-size-complex="12pt"/>
    </style:style>
    <style:style style:name="P73" style:family="paragraph" style:parent-style-name="Table_20_Contents">
      <style:paragraph-properties fo:text-align="justify" style:justify-single-word="false"/>
      <style:text-properties fo:font-size="12pt" fo:language="en" fo:country="US" officeooo:rsid="002f076c" officeooo:paragraph-rsid="007805cd" style:font-size-asian="10.5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fo:font-size="12pt" fo:language="en" fo:country="US" officeooo:rsid="002f23e6" officeooo:paragraph-rsid="002f23e6" style:font-size-asian="10.5pt" style:font-size-complex="12pt"/>
    </style:style>
    <style:style style:name="P75" style:family="paragraph" style:parent-style-name="Table_20_Contents">
      <style:paragraph-properties fo:text-align="start" style:justify-single-word="false"/>
      <style:text-properties fo:font-size="12pt" fo:language="en" fo:country="US" officeooo:rsid="002c75a5" officeooo:paragraph-rsid="002c75a5" style:font-size-asian="10.5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fo:font-size="12pt" fo:language="en" fo:country="US" officeooo:rsid="002c75a5" officeooo:paragraph-rsid="0050d3fa" style:font-size-asian="10.5pt" style:font-size-complex="12pt"/>
    </style:style>
    <style:style style:name="P77" style:family="paragraph" style:parent-style-name="Table_20_Contents">
      <style:paragraph-properties fo:text-align="justify" style:justify-single-word="false"/>
      <style:text-properties fo:font-size="12pt" fo:language="en" fo:country="US" officeooo:rsid="002c75a5" officeooo:paragraph-rsid="007805cd" style:font-size-asian="10.5pt" style:font-size-complex="12pt"/>
    </style:style>
    <style:style style:name="P78" style:family="paragraph" style:parent-style-name="Table_20_Contents">
      <style:paragraph-properties fo:text-align="start" style:justify-single-word="false"/>
      <style:text-properties fo:font-size="12pt" fo:language="en" fo:country="US" officeooo:rsid="002b9bfb" officeooo:paragraph-rsid="002b9bfb" style:font-size-asian="10.5pt" style:font-size-complex="12pt"/>
    </style:style>
    <style:style style:name="P79" style:family="paragraph" style:parent-style-name="Table_20_Contents">
      <style:paragraph-properties fo:text-align="justify" style:justify-single-word="false"/>
      <style:text-properties fo:font-size="12pt" fo:language="en" fo:country="US" officeooo:rsid="002b9bfb" officeooo:paragraph-rsid="0074a1c3" style:font-size-asian="10.5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fo:font-size="12pt" fo:language="en" fo:country="US" officeooo:rsid="003f93ed" officeooo:paragraph-rsid="003f93ed" style:font-size-asian="10.5pt" style:font-size-complex="12pt"/>
    </style:style>
    <style:style style:name="P81" style:family="paragraph" style:parent-style-name="Table_20_Contents">
      <style:paragraph-properties fo:text-align="justify" style:justify-single-word="false"/>
      <style:text-properties fo:font-size="12pt" fo:language="en" fo:country="US" officeooo:rsid="003f93ed" officeooo:paragraph-rsid="00764e9c" style:font-size-asian="10.5pt" style:font-size-complex="12pt"/>
    </style:style>
    <style:style style:name="P82" style:family="paragraph" style:parent-style-name="Table_20_Contents">
      <style:paragraph-properties fo:text-align="start" style:justify-single-word="false"/>
      <style:text-properties fo:font-size="12pt" fo:language="en" fo:country="US" officeooo:rsid="0022f20e" officeooo:paragraph-rsid="0022f20e" style:font-size-asian="10.5pt" style:font-size-complex="12pt"/>
    </style:style>
    <style:style style:name="P83" style:family="paragraph" style:parent-style-name="Table_20_Contents">
      <style:paragraph-properties fo:text-align="justify" style:justify-single-word="false"/>
      <style:text-properties fo:font-size="12pt" fo:language="en" fo:country="US" officeooo:rsid="0022f20e" officeooo:paragraph-rsid="00794e4c" style:font-size-asian="10.5pt" style:font-size-complex="12pt"/>
    </style:style>
    <style:style style:name="P84" style:family="paragraph" style:parent-style-name="Table_20_Contents">
      <style:paragraph-properties fo:text-align="start" style:justify-single-word="false"/>
      <style:text-properties fo:font-size="12pt" fo:language="en" fo:country="US" officeooo:rsid="00575715" officeooo:paragraph-rsid="00575715" style:font-size-asian="10.5pt" style:font-size-complex="12pt"/>
    </style:style>
    <style:style style:name="P85" style:family="paragraph" style:parent-style-name="Table_20_Contents">
      <style:paragraph-properties fo:text-align="justify" style:justify-single-word="false"/>
      <style:text-properties fo:font-size="12pt" fo:language="en" fo:country="US" officeooo:rsid="00575715" officeooo:paragraph-rsid="00575715" style:font-size-asian="10.5pt" style:font-size-complex="12pt"/>
    </style:style>
    <style:style style:name="P86" style:family="paragraph" style:parent-style-name="Table_20_Contents">
      <style:paragraph-properties fo:text-align="start" style:justify-single-word="false"/>
      <style:text-properties fo:font-size="12pt" fo:language="en" fo:country="US" officeooo:rsid="00286402" officeooo:paragraph-rsid="00286402" style:font-size-asian="10.5pt" style:font-size-complex="12pt"/>
    </style:style>
    <style:style style:name="P87" style:family="paragraph" style:parent-style-name="Table_20_Contents">
      <style:paragraph-properties fo:text-align="justify" style:justify-single-word="false"/>
      <style:text-properties fo:font-size="12pt" fo:language="en" fo:country="US" officeooo:rsid="00286402" officeooo:paragraph-rsid="0080eb23" style:font-size-asian="10.5pt" style:font-size-complex="12pt"/>
    </style:style>
    <style:style style:name="P88" style:family="paragraph" style:parent-style-name="Table_20_Contents">
      <style:paragraph-properties fo:text-align="start" style:justify-single-word="false"/>
      <style:text-properties fo:font-size="12pt" fo:language="en" fo:country="US" officeooo:rsid="0021930e" officeooo:paragraph-rsid="0021930e" style:font-size-asian="10.5pt" style:font-size-complex="12pt"/>
    </style:style>
    <style:style style:name="P89" style:family="paragraph" style:parent-style-name="Table_20_Contents">
      <style:paragraph-properties fo:text-align="justify" style:justify-single-word="false"/>
      <style:text-properties fo:font-size="12pt" fo:language="en" fo:country="US" officeooo:rsid="0021930e" officeooo:paragraph-rsid="008110b7" style:font-size-asian="10.5pt" style:font-size-complex="12pt"/>
    </style:style>
    <style:style style:name="P90" style:family="paragraph" style:parent-style-name="Table_20_Contents">
      <style:paragraph-properties fo:text-align="start" style:justify-single-word="false"/>
      <style:text-properties fo:font-size="12pt" fo:language="en" fo:country="US" officeooo:rsid="0024c754" officeooo:paragraph-rsid="0024c754" style:font-size-asian="10.5pt" style:font-size-complex="12pt"/>
    </style:style>
    <style:style style:name="P91" style:family="paragraph" style:parent-style-name="Table_20_Contents">
      <style:paragraph-properties fo:text-align="justify" style:justify-single-word="false"/>
      <style:text-properties fo:font-size="12pt" fo:language="en" fo:country="US" officeooo:rsid="0025f155" officeooo:paragraph-rsid="0082ff7f" style:font-size-asian="10.5pt" style:font-size-complex="12pt"/>
    </style:style>
    <style:style style:name="P92" style:family="paragraph" style:parent-style-name="Table_20_Contents">
      <style:paragraph-properties fo:text-align="center" style:justify-single-word="false"/>
      <style:text-properties fo:font-size="12pt" fo:language="en" fo:country="US" officeooo:rsid="00673cad" officeooo:paragraph-rsid="00673cad" style:font-size-asian="10.5pt" style:font-size-complex="12pt"/>
    </style:style>
    <style:style style:name="P93" style:family="paragraph" style:parent-style-name="Table_20_Contents">
      <style:paragraph-properties fo:text-align="justify" style:justify-single-word="false"/>
      <style:text-properties fo:font-size="12pt" fo:language="pl" fo:country="PL" officeooo:rsid="002f23e6" officeooo:paragraph-rsid="007805cd" style:font-size-asian="10.5pt" style:font-size-complex="12pt"/>
    </style:style>
    <style:style style:name="T1" style:family="text">
      <style:text-properties fo:color="#669900"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68d1a" style:font-weight-asian="bold" style:font-weight-complex="bold"/>
    </style:style>
    <style:style style:name="T4" style:family="text">
      <style:text-properties fo:font-weight="bold" officeooo:rsid="00392954" style:font-weight-asian="bold" style:font-weight-complex="bold"/>
    </style:style>
    <style:style style:name="T5" style:family="text">
      <style:text-properties fo:font-weight="bold" officeooo:rsid="003e6898" style:font-weight-asian="bold" style:font-weight-complex="bold"/>
    </style:style>
    <style:style style:name="T6" style:family="text">
      <style:text-properties fo:font-weight="bold" officeooo:rsid="007805cd" style:font-weight-asian="bold" style:font-weight-complex="bold"/>
    </style:style>
    <style:style style:name="T7" style:family="text">
      <style:text-properties fo:font-weight="bold" officeooo:rsid="008110b7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6946c" style:font-style-asian="italic" style:font-style-complex="italic"/>
    </style:style>
    <style:style style:name="T10" style:family="text">
      <style:text-properties fo:font-style="italic" officeooo:rsid="0031abfe" style:font-style-asian="italic" style:font-style-complex="italic"/>
    </style:style>
    <style:style style:name="T11" style:family="text">
      <style:text-properties fo:font-style="italic" officeooo:rsid="00368d1a" style:font-style-asian="italic" style:font-style-complex="italic"/>
    </style:style>
    <style:style style:name="T12" style:family="text">
      <style:text-properties fo:font-style="italic" officeooo:rsid="00392954" style:font-style-asian="italic" style:font-style-complex="italic"/>
    </style:style>
    <style:style style:name="T13" style:family="text">
      <style:text-properties fo:font-style="italic" officeooo:rsid="0039e2d7" style:font-style-asian="italic" style:font-style-complex="italic"/>
    </style:style>
    <style:style style:name="T14" style:family="text">
      <style:text-properties fo:font-style="italic" officeooo:rsid="002a139d" style:font-style-asian="italic" style:font-style-complex="italic"/>
    </style:style>
    <style:style style:name="T15" style:family="text">
      <style:text-properties fo:font-style="italic" officeooo:rsid="006ab15f" style:font-style-asian="italic" style:font-style-complex="italic"/>
    </style:style>
    <style:style style:name="T16" style:family="text">
      <style:text-properties fo:font-style="italic" officeooo:rsid="0037df00" style:font-style-asian="italic" style:font-style-complex="italic"/>
    </style:style>
    <style:style style:name="T17" style:family="text">
      <style:text-properties fo:color="#3399ff"/>
    </style:style>
    <style:style style:name="T18" style:family="text">
      <style:text-properties fo:color="#3399ff" fo:font-style="normal" style:font-style-asian="normal" style:font-style-complex="normal"/>
    </style:style>
    <style:style style:name="T19" style:family="text">
      <style:text-properties fo:color="#3399ff" fo:font-size="12pt" fo:language="en" fo:country="US" fo:font-weight="normal" officeooo:rsid="004a0423" style:font-size-asian="10.5pt" style:font-weight-asian="normal" style:font-size-complex="12pt" style:font-weight-complex="normal"/>
    </style:style>
    <style:style style:name="T20" style:family="text">
      <style:text-properties fo:color="#3399ff" officeooo:rsid="005a9fff"/>
    </style:style>
    <style:style style:name="T21" style:family="text">
      <style:text-properties fo:color="#3399ff" fo:language="en" fo:country="US"/>
    </style:style>
    <style:style style:name="T22" style:family="text">
      <style:text-properties fo:color="#3399ff" fo:language="en" fo:country="US" officeooo:rsid="005a9fff"/>
    </style:style>
    <style:style style:name="T23" style:family="text">
      <style:text-properties fo:color="#3399ff" fo:language="en" fo:country="US" style:text-underline-style="none"/>
    </style:style>
    <style:style style:name="T24" style:family="text">
      <style:text-properties fo:color="#3399ff" fo:language="en" fo:country="US" style:text-underline-style="none" officeooo:rsid="005a9fff"/>
    </style:style>
    <style:style style:name="T25" style:family="text">
      <style:text-properties fo:color="#3399ff" fo:language="en" fo:country="US" style:text-underline-style="none" fo:font-weight="bold" officeooo:rsid="00484d16" style:font-weight-asian="bold" style:font-weight-complex="bold"/>
    </style:style>
    <style:style style:name="T26" style:family="text">
      <style:text-properties fo:color="#3399ff" fo:language="en" fo:country="US" style:text-underline-style="none" officeooo:rsid="00590417"/>
    </style:style>
    <style:style style:name="T27" style:family="text">
      <style:text-properties officeooo:rsid="0022f20e"/>
    </style:style>
    <style:style style:name="T28" style:family="text">
      <style:text-properties officeooo:rsid="002a139d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2a139d" style:font-style-asian="normal" style:font-style-complex="normal"/>
    </style:style>
    <style:style style:name="T31" style:family="text">
      <style:text-properties fo:font-style="normal" officeooo:rsid="006814f4" style:font-style-asian="normal" style:font-style-complex="normal"/>
    </style:style>
    <style:style style:name="T32" style:family="text">
      <style:text-properties fo:font-style="normal" officeooo:rsid="0067d9a4" style:font-style-asian="normal" style:font-style-complex="normal"/>
    </style:style>
    <style:style style:name="T33" style:family="text">
      <style:text-properties fo:font-style="normal" officeooo:rsid="0068616a" style:font-style-asian="normal" style:font-style-complex="normal"/>
    </style:style>
    <style:style style:name="T34" style:family="text">
      <style:text-properties fo:font-style="normal" officeooo:rsid="006ab15f" style:font-style-asian="normal" style:font-style-complex="normal"/>
    </style:style>
    <style:style style:name="T35" style:family="text">
      <style:text-properties fo:font-style="normal" officeooo:rsid="006df86d" style:font-style-asian="normal" style:font-style-complex="normal"/>
    </style:style>
    <style:style style:name="T36" style:family="text">
      <style:text-properties fo:font-style="normal" officeooo:rsid="00721417" style:font-style-asian="normal" style:font-style-complex="normal"/>
    </style:style>
    <style:style style:name="T37" style:family="text">
      <style:text-properties fo:font-style="normal" officeooo:rsid="007351fa" style:font-style-asian="normal" style:font-style-complex="normal"/>
    </style:style>
    <style:style style:name="T38" style:family="text">
      <style:text-properties fo:font-style="normal" officeooo:rsid="007e8f25" style:font-style-asian="normal" style:font-style-complex="normal"/>
    </style:style>
    <style:style style:name="T39" style:family="text">
      <style:text-properties fo:font-style="normal" officeooo:rsid="0069f170" style:font-style-asian="normal" style:font-style-complex="normal"/>
    </style:style>
    <style:style style:name="T40" style:family="text">
      <style:text-properties fo:font-style="normal" officeooo:rsid="006fc029" style:font-style-asian="normal" style:font-style-complex="normal"/>
    </style:style>
    <style:style style:name="T41" style:family="text">
      <style:text-properties fo:font-style="normal" officeooo:rsid="007f5442" style:font-style-asian="normal" style:font-style-complex="normal"/>
    </style:style>
    <style:style style:name="T42" style:family="text">
      <style:text-properties officeooo:rsid="0046d9e1"/>
    </style:style>
    <style:style style:name="T43" style:family="text">
      <style:text-properties fo:font-size="12pt" fo:language="en" fo:country="US" style:text-underline-style="none" fo:font-weight="bold" officeooo:rsid="004a0423" style:font-size-asian="10.5pt" style:font-weight-asian="bold" style:font-size-complex="12pt" style:font-weight-complex="bold"/>
    </style:style>
    <style:style style:name="T44" style:family="text">
      <style:text-properties fo:font-size="12pt" fo:language="en" fo:country="US" fo:font-weight="normal" officeooo:rsid="002f23e6" style:font-size-asian="10.5pt" style:font-weight-asian="normal" style:font-size-complex="12pt" style:font-weight-complex="normal"/>
    </style:style>
    <style:style style:name="T45" style:family="text">
      <style:text-properties fo:font-size="12pt" fo:language="en" fo:country="US" fo:font-weight="normal" officeooo:rsid="004a0423" style:font-size-asian="10.5pt" style:font-weight-asian="normal" style:font-size-complex="12pt" style:font-weight-complex="normal"/>
    </style:style>
    <style:style style:name="T46" style:family="text">
      <style:text-properties fo:font-size="12pt" fo:language="en" fo:country="US" fo:font-weight="normal" officeooo:rsid="00633ace" style:font-size-asian="10.5pt" style:font-weight-asian="normal" style:font-size-complex="12pt" style:font-weight-complex="normal"/>
    </style:style>
    <style:style style:name="T47" style:family="text">
      <style:text-properties fo:font-size="12pt" fo:language="en" fo:country="US" fo:font-weight="normal" officeooo:rsid="0064ef5c" style:font-size-asian="10.5pt" style:font-weight-asian="normal" style:font-size-complex="12pt" style:font-weight-complex="normal"/>
    </style:style>
    <style:style style:name="T48" style:family="text">
      <style:text-properties fo:font-size="12pt" fo:language="en" fo:country="US" fo:font-weight="bold" officeooo:rsid="002f23e6" style:font-size-asian="10.5pt" style:font-weight-asian="bold" style:font-size-complex="12pt" style:font-weight-complex="bold"/>
    </style:style>
    <style:style style:name="T49" style:family="text">
      <style:text-properties fo:color="#000000" fo:language="en" fo:country="US" officeooo:rsid="0055b61e"/>
    </style:style>
    <style:style style:name="T50" style:family="text">
      <style:text-properties fo:color="#000000" officeooo:rsid="005e32e3"/>
    </style:style>
    <style:style style:name="T51" style:family="text">
      <style:text-properties officeooo:rsid="005c697a"/>
    </style:style>
    <style:style style:name="T52" style:family="text">
      <style:text-properties fo:language="en" fo:country="US"/>
    </style:style>
    <style:style style:name="T53" style:family="text">
      <style:text-properties fo:language="en" fo:country="US" style:text-underline-style="none"/>
    </style:style>
    <style:style style:name="T54" style:family="text">
      <style:text-properties fo:language="en" fo:country="US" style:text-underline-style="none" fo:font-weight="bold" style:font-weight-asian="bold" style:font-weight-complex="bold"/>
    </style:style>
    <style:style style:name="T55" style:family="text">
      <style:text-properties fo:language="en" fo:country="US" style:text-underline-style="none" fo:font-weight="bold" officeooo:rsid="00443a15" style:font-weight-asian="bold" style:font-weight-complex="bold"/>
    </style:style>
    <style:style style:name="T56" style:family="text">
      <style:text-properties fo:language="en" fo:country="US" style:text-underline-style="none" fo:font-weight="normal" style:font-weight-asian="normal" style:font-weight-complex="normal"/>
    </style:style>
    <style:style style:name="T57" style:family="text">
      <style:text-properties fo:language="en" fo:country="US" style:text-underline-style="none" fo:font-weight="normal" officeooo:rsid="00443a15" style:font-weight-asian="normal" style:font-weight-complex="normal"/>
    </style:style>
    <style:style style:name="T58" style:family="text">
      <style:text-properties fo:language="en" fo:country="US" style:text-underline-style="none" fo:font-weight="normal" officeooo:rsid="005c697a" style:font-weight-asian="normal" style:font-weight-complex="normal"/>
    </style:style>
    <style:style style:name="T59" style:family="text">
      <style:text-properties fo:language="en" fo:country="US" officeooo:rsid="004a0423"/>
    </style:style>
    <style:style style:name="T60" style:family="text">
      <style:text-properties fo:language="en" fo:country="US" fo:font-style="italic" style:font-style-asian="italic" style:font-style-complex="italic"/>
    </style:style>
    <style:style style:name="T61" style:family="text">
      <style:text-properties fo:language="en" fo:country="US" fo:font-style="italic" officeooo:rsid="00392954" style:font-style-asian="italic" style:font-style-complex="italic"/>
    </style:style>
    <style:style style:name="T62" style:family="text">
      <style:text-properties fo:language="en" fo:country="US" fo:font-style="italic" officeooo:rsid="0026946c" style:font-style-asian="italic" style:font-style-complex="italic"/>
    </style:style>
    <style:style style:name="T63" style:family="text">
      <style:text-properties fo:language="en" fo:country="US" fo:font-style="italic" officeooo:rsid="006ab15f" style:font-style-asian="italic" style:font-style-complex="italic"/>
    </style:style>
    <style:style style:name="T64" style:family="text">
      <style:text-properties fo:language="en" fo:country="US" fo:font-style="italic" officeooo:rsid="006df86d" style:font-style-asian="italic" style:font-style-complex="italic"/>
    </style:style>
    <style:style style:name="T65" style:family="text">
      <style:text-properties fo:language="en" fo:country="US" fo:font-style="normal" officeooo:rsid="002a139d" style:font-style-asian="normal" style:font-style-complex="normal"/>
    </style:style>
    <style:style style:name="T66" style:family="text">
      <style:text-properties fo:language="en" fo:country="US" fo:font-style="normal" officeooo:rsid="0067d9a4" style:font-style-asian="normal" style:font-style-complex="normal"/>
    </style:style>
    <style:style style:name="T67" style:family="text">
      <style:text-properties fo:language="en" fo:country="US" fo:font-weight="bold" style:font-weight-asian="bold" style:font-weight-complex="bold"/>
    </style:style>
    <style:style style:name="T68" style:family="text">
      <style:text-properties fo:language="en" fo:country="US" officeooo:rsid="005c697a"/>
    </style:style>
    <style:style style:name="T69" style:family="text">
      <style:text-properties fo:language="en" fo:country="US" fo:font-weight="normal" style:font-weight-asian="normal" style:font-weight-complex="normal"/>
    </style:style>
    <style:style style:name="T70" style:family="text">
      <style:text-properties fo:language="en" fo:country="US" fo:font-weight="normal" officeooo:rsid="0041ec6d" style:font-weight-asian="normal" style:font-weight-complex="normal"/>
    </style:style>
    <style:style style:name="T71" style:family="text">
      <style:text-properties fo:language="en" fo:country="US" officeooo:rsid="00633ace"/>
    </style:style>
    <style:style style:name="T72" style:family="text">
      <style:text-properties fo:language="en" fo:country="US" officeooo:rsid="0067d9a4"/>
    </style:style>
    <style:style style:name="T73" style:family="text">
      <style:text-properties fo:language="en" fo:country="US" officeooo:rsid="006814f4"/>
    </style:style>
    <style:style style:name="T74" style:family="text">
      <style:text-properties fo:language="en" fo:country="US" officeooo:rsid="0069f170"/>
    </style:style>
    <style:style style:name="T75" style:family="text">
      <style:text-properties fo:language="en" fo:country="US" officeooo:rsid="006fc029"/>
    </style:style>
    <style:style style:name="T76" style:family="text">
      <style:text-properties fo:language="en" fo:country="US" officeooo:rsid="0071bc1f"/>
    </style:style>
    <style:style style:name="T77" style:family="text">
      <style:text-properties fo:language="en" fo:country="US" officeooo:rsid="00721417"/>
    </style:style>
    <style:style style:name="T78" style:family="text">
      <style:text-properties fo:language="en" fo:country="US" officeooo:rsid="0074a1c3"/>
    </style:style>
    <style:style style:name="T79" style:family="text">
      <style:text-properties fo:language="en" fo:country="US" officeooo:rsid="007caa2d"/>
    </style:style>
    <style:style style:name="T80" style:family="text">
      <style:text-properties fo:language="en" fo:country="US" officeooo:rsid="007e8f25"/>
    </style:style>
    <style:style style:name="T81" style:family="text">
      <style:text-properties fo:language="en" fo:country="US" officeooo:rsid="007f5442"/>
    </style:style>
    <style:style style:name="T82" style:family="text">
      <style:text-properties officeooo:rsid="005d9898"/>
    </style:style>
    <style:style style:name="T83" style:family="text">
      <style:text-properties officeooo:rsid="005e32e3"/>
    </style:style>
    <style:style style:name="T84" style:family="text">
      <style:text-properties officeooo:rsid="005ef242"/>
    </style:style>
    <style:style style:name="T85" style:family="text">
      <style:text-properties officeooo:rsid="00621131"/>
    </style:style>
    <style:style style:name="T86" style:family="text">
      <style:text-properties officeooo:rsid="0065f887"/>
    </style:style>
    <style:style style:name="T87" style:family="text">
      <style:text-properties officeooo:rsid="0067d9a4"/>
    </style:style>
    <style:style style:name="T88" style:family="text">
      <style:text-properties officeooo:rsid="006814f4"/>
    </style:style>
    <style:style style:name="T89" style:family="text">
      <style:text-properties officeooo:rsid="0069f170"/>
    </style:style>
    <style:style style:name="T90" style:family="text">
      <style:text-properties officeooo:rsid="006ab15f"/>
    </style:style>
    <style:style style:name="T91" style:family="text">
      <style:text-properties officeooo:rsid="006c7a55"/>
    </style:style>
    <style:style style:name="T92" style:family="text">
      <style:text-properties officeooo:rsid="006f611a"/>
    </style:style>
    <style:style style:name="T93" style:family="text">
      <style:text-properties officeooo:rsid="006fc029"/>
    </style:style>
    <style:style style:name="T94" style:family="text">
      <style:text-properties officeooo:rsid="0071bc1f"/>
    </style:style>
    <style:style style:name="T95" style:family="text">
      <style:text-properties officeooo:rsid="00721417"/>
    </style:style>
    <style:style style:name="T96" style:family="text">
      <style:text-properties officeooo:rsid="0074a1c3"/>
    </style:style>
    <style:style style:name="T97" style:family="text">
      <style:text-properties officeooo:rsid="002c75a5"/>
    </style:style>
    <style:style style:name="T98" style:family="text">
      <style:text-properties officeooo:rsid="00764e9c"/>
    </style:style>
    <style:style style:name="T99" style:family="text">
      <style:text-properties officeooo:rsid="00794e4c"/>
    </style:style>
    <style:style style:name="T100" style:family="text">
      <style:text-properties officeooo:rsid="003f93ed"/>
    </style:style>
    <style:style style:name="T101" style:family="text">
      <style:text-properties officeooo:rsid="007b23de"/>
    </style:style>
    <style:style style:name="T102" style:family="text">
      <style:text-properties officeooo:rsid="007caa2d"/>
    </style:style>
    <style:style style:name="T103" style:family="text">
      <style:text-properties officeooo:rsid="0080eb23"/>
    </style:style>
    <style:style style:name="T104" style:family="text">
      <style:text-properties officeooo:rsid="008110b7"/>
    </style:style>
    <style:style style:name="T105" style:family="text">
      <style:text-properties officeooo:rsid="00286402"/>
    </style:style>
    <style:style style:name="T106" style:family="text">
      <style:text-properties officeooo:rsid="0082ff7f"/>
    </style:style>
    <style:style style:name="T107" style:family="text">
      <style:text-properties officeooo:rsid="008365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1 <text:span text:style-name="T51">DESCRIPTION OF LIBRARY</text:span></text:p>
      <text:p text:style-name="P27"/>
      <text:p text:style-name="P29"><text:span text:style-name="T51">Library</text:span> «matrix» <text:span text:style-name="T51">gives user functions for operations on matrices.</text:span></text:p>
      <text:p text:style-name="P30"><text:span text:style-name="T51">Some functions of this library actually receive parameters by value</text:span>. <text:span text:style-name="T51">It allows use the same matrix safely as input and as output parameter without memory leaks</text:span>.</text:p>
      <text:p text:style-name="P3"><text:span text:style-name="T68">Use</text:span><text:span text:style-name="T52"> </text:span><text:a xlink:type="simple" xlink:href="#make_matrix" text:style-name="Internet_20_link" text:visited-style-name="Visited_20_Internet_20_Link"><text:span text:style-name="T56">make_matrix</text:span></text:a><text:span text:style-name="T54"> </text:span><text:span text:style-name="T58">function for creating matrix</text:span><text:span text:style-name="T69">.</text:span></text:p>
      <text:p text:style-name="P4"><text:span text:style-name="T68">Every matrix must be deleted by</text:span><text:span text:style-name="T70"> </text:span><text:a xlink:type="simple" xlink:href="#delete_matrix" text:style-name="Internet_20_link" text:visited-style-name="Visited_20_Internet_20_Link"><text:span text:style-name="T57">delete_matrix</text:span></text:a><text:span text:style-name="T55"> </text:span><text:span text:style-name="T58">function</text:span><text:span text:style-name="T57">.</text:span></text:p>
      <text:p text:style-name="P34"/>
      <text:p text:style-name="P36">2 <text:span text:style-name="T82">DATA DESCRIPTION</text:span></text:p>
      <text:p text:style-name="P36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6">Data type</text:p>
          </table:table-cell>
          <table:table-cell table:style-name="Table2.A1" office:value-type="string">
            <text:p text:style-name="P45">Fields</text:p>
          </table:table-cell>
          <table:table-cell table:style-name="Table2.C1" office:value-type="string">
            <text:p text:style-name="P45">Description</text:p>
          </table:table-cell>
        </table:table-row>
        <table:table-row>
          <table:table-cell table:style-name="Table2.A2" table:number-rows-spanned="5" office:value-type="string">
            <text:p text:style-name="P47"><text:bookmark-start text:name="matrix"/>matrix<text:bookmark-end text:name="matrix"/></text:p>
          </table:table-cell>
          <table:table-cell table:style-name="Table2.B2" table:number-columns-spanned="2" office:value-type="string">
            <text:p text:style-name="P38"><text:span text:style-name="T82">Structure, which implements abstraction of matrix</text:span>.</text:p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8"><text:span text:style-name="T17">double</text:span> **array</text:p>
          </table:table-cell>
          <table:table-cell table:style-name="Table2.B2" office:value-type="string">
            <text:p text:style-name="P40"><text:span text:style-name="T83">Two-dimensional array of</text:span> <text:span text:style-name="T17">double </text:span><text:span text:style-name="T50">type</text:span>. <text:span text:style-name="T83">Accessing for elements released as array[i][j]</text:span>.</text:p>
          </table:table-cell>
        </table:table-row>
        <table:table-row>
          <table:covered-table-cell/>
          <table:table-cell table:style-name="Table2.A2" office:value-type="string">
            <text:p text:style-name="P39"><text:span text:style-name="T17">int</text:span> n_rows</text:p>
          </table:table-cell>
          <table:table-cell table:style-name="Table2.B2" office:value-type="string">
            <text:p text:style-name="P41"><text:span text:style-name="T84">Number of rows of matrix. This field is modified only by library internal functions</text:span>. <text:span text:style-name="T84">Changing this parameter by user causes undefined behavior.</text:span></text:p>
          </table:table-cell>
        </table:table-row>
        <table:table-row>
          <table:covered-table-cell/>
          <table:table-cell table:style-name="Table2.A2" office:value-type="string">
            <text:p text:style-name="P39"><text:span text:style-name="T17">int</text:span> n_columns</text:p>
          </table:table-cell>
          <table:table-cell table:style-name="Table2.B2" office:value-type="string">
            <text:p text:style-name="P42"><text:span text:style-name="T84">Number of columns of matrix. This field is modified only by library internal functions</text:span>. <text:span text:style-name="T84">Changing this parameter by user causes undefined behavior.</text:span></text:p>
          </table:table-cell>
        </table:table-row>
        <table:table-row>
          <table:covered-table-cell/>
          <table:table-cell table:style-name="Table2.A2" office:value-type="string">
            <text:p text:style-name="P43"><text:span text:style-name="T17">int</text:span> n_permutations</text:p>
          </table:table-cell>
          <table:table-cell table:style-name="Table2.B2" office:value-type="string">
            <text:p text:style-name="P44"><text:span text:style-name="T85">Number of permutations witch have done on this matrix</text:span>. <text:span text:style-name="T84">Changing this parameter by user causes undefined behavior.</text:span></text:p>
          </table:table-cell>
        </table:table-row>
        <table:table-row>
          <table:table-cell table:style-name="Table2.A2" office:value-type="string">
            <text:p text:style-name="P48"><text:bookmark-start text:name="init_user"/>*init_user<text:bookmark-end text:name="init_user"/></text:p>
          </table:table-cell>
          <table:table-cell table:style-name="Table2.B2" table:number-columns-spanned="2" office:value-type="string">
            <text:p text:style-name="P24"><text:span text:style-name="T71">Pointer to function with prototype of</text:span><text:span text:style-name="T52"> </text:span><text:span text:style-name="T21">double</text:span><text:span text:style-name="T52"> foo (</text:span><text:span text:style-name="T21">int</text:span><text:span text:style-name="T52">, </text:span><text:span text:style-name="T21">int</text:span><text:span text:style-name="T52">). </text:span><text:span text:style-name="T71">This function is used in the initialization matrix by</text:span><text:span text:style-name="T59"> </text:span><text:a xlink:type="simple" xlink:href="#init_matrix_by_function" text:style-name="Internet_20_link" text:visited-style-name="Visited_20_Internet_20_Link"><text:span text:style-name="T43">init_matrix_by_function</text:span></text:a><text:span text:style-name="T44">.</text:span><text:span text:style-name="T48"> </text:span><text:span text:style-name="T46">Every element of matrix</text:span><text:span text:style-name="T45"> array[i][j] </text:span><text:span text:style-name="T46">is filled by</text:span><text:span text:style-name="T45"> foo(</text:span><text:span text:style-name="T19">int</text:span><text:span text:style-name="T45">, </text:span><text:span text:style-name="T19">int</text:span><text:span text:style-name="T45">) </text:span><text:span text:style-name="T46">value</text:span><text:span text:style-name="T45">, </text:span><text:span text:style-name="T46">where current </text:span><text:span text:style-name="T47">element’s</text:span><text:span text:style-name="T46"> indexes are transmitted as parameters</text:span><text:span text:style-name="T45">.</text:span></text:p>
          </table:table-cell>
          <table:covered-table-cell/>
        </table:table-row>
      </table:table>
      <text:p text:style-name="P31"/>
      <text:p text:style-name="P35"/>
      <text:p text:style-name="P37"/>
      <text:p text:style-name="P32"><text:span text:style-name="T42">3</text:span> <text:span text:style-name="T86">DESCRIPTION OF FUNCTIONS</text:span></text:p>
      <text:p text:style-name="P3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2">Function’s prototype</text:p>
          </table:table-cell>
          <table:table-cell table:style-name="Table1.B1" office:value-type="string">
            <text:p text:style-name="P92">Description</text:p>
          </table:table-cell>
        </table:table-row>
        <table:table-row>
          <table:table-cell table:style-name="Table1.A2" office:value-type="string">
            <text:p text:style-name="P49"><text:span text:style-name="T17">double</text:span> <text:span text:style-name="T2">determinant</text:span></text:p>
            <text:p text:style-name="P5"><text:span text:style-name="T52">(</text:span><text:span text:style-name="T49">IN </text:span><text:span text:style-name="T22">const</text:span><text:span text:style-name="T52"> </text:span><text:a xlink:type="simple" xlink:href="#matrix" text:style-name="Internet_20_link" text:visited-style-name="Visited_20_Internet_20_Link"><text:span text:style-name="T23">matrix</text:span></text:a><text:span text:style-name="T52">*)</text:span></text:p>
          </table:table-cell>
          <table:table-cell table:style-name="Table1.B2" office:value-type="string">
            <text:p text:style-name="P50"><text:span text:style-name="T87">Returns value of determinant of matrix, witch has given as parameter</text:span>. <text:span text:style-name="T87">In error case returns 0.</text:span></text:p>
          </table:table-cell>
        </table:table-row>
        <table:table-row>
          <table:table-cell table:style-name="Table1.A3" office:value-type="string">
            <text:p text:style-name="P51"><text:span text:style-name="T17">int</text:span> <text:span text:style-name="T3">column</text:span><text:span text:style-name="T2">_mult_on_const</text:span></text:p>
            <text:p text:style-name="P51">(<text:span text:style-name="T17">double</text:span> <text:span text:style-name="T8">factor</text:span>, </text:p>
            <text:p text:style-name="P51"><text:span text:style-name="T17">int </text:span><text:span text:style-name="T8">i_</text:span><text:span text:style-name="T11">column</text:span>, </text:p>
            <text:p text:style-name="P18"><text:span text:style-name="T72">MODIFIED</text:span><text:span text:style-name="T52"> </text:span><text:a xlink:type="simple" xlink:href="#matrix" text:style-name="Internet_20_link" text:visited-style-name="Visited_20_Internet_20_Link"><text:span text:style-name="T23">matrix</text:span></text:a><text:span text:style-name="T52">*)</text:span></text:p>
          </table:table-cell>
          <table:table-cell table:style-name="Table1.B3" office:value-type="string">
            <text:p text:style-name="P53"><text:span text:style-name="T87">Multiplex column</text:span> <text:span text:style-name="T8">i_</text:span><text:span text:style-name="T11">column</text:span> <text:span text:style-name="T87">of matrix</text:span> <text:span text:style-name="T87">MODIFIED</text:span> <text:span text:style-name="T87">by</text:span> <text:span text:style-name="T8">factor</text:span>. <text:span text:style-name="T87">Returns 1 if success, otherwise returns 0</text:span><text:span text:style-name="T30">.</text:span></text:p>
          </table:table-cell>
        </table:table-row>
        <table:table-row>
          <table:table-cell table:style-name="Table1.A2" office:value-type="string">
            <text:p text:style-name="P55"><text:span text:style-name="T17">int</text:span> <text:span text:style-name="T4">columns</text:span><text:span text:style-name="T2">_sub</text:span></text:p>
            <text:p text:style-name="P55">(<text:span text:style-name="T17">double</text:span> <text:span text:style-name="T8">factor</text:span>, </text:p>
            <text:p text:style-name="P55"><text:span text:style-name="T17">int</text:span> <text:span text:style-name="T8">i_subtracted_</text:span><text:span text:style-name="T12">column</text:span>, </text:p>
            <text:p text:style-name="P20"><text:span text:style-name="T21">int</text:span><text:span text:style-name="T52"> </text:span><text:span text:style-name="T60">i_subtracting_</text:span><text:span text:style-name="T61">column</text:span><text:span text:style-name="T52">, </text:span><text:span text:style-name="T73">MODIFIED</text:span><text:a xlink:type="simple" xlink:href="#matrix" text:style-name="Internet_20_link" text:visited-style-name="Visited_20_Internet_20_Link"><text:span text:style-name="T53"> </text:span></text:a><text:a xlink:type="simple" xlink:href="#matrix" text:style-name="Internet_20_link" text:visited-style-name="Visited_20_Internet_20_Link"><text:span text:style-name="T23">matrix</text:span></text:a><text:span text:style-name="T52">*)</text:span></text:p>
          </table:table-cell>
          <table:table-cell table:style-name="Table1.B2" office:value-type="string">
            <text:p text:style-name="P57"><text:span text:style-name="T88">Subtract from column</text:span> <text:span text:style-name="T8">i_subtracted_</text:span><text:span text:style-name="T12">column</text:span><text:span text:style-name="T8"> </text:span><text:span text:style-name="T31">of matrix</text:span><text:span text:style-name="T29"> </text:span><text:span text:style-name="T33">MODIFIED</text:span><text:span text:style-name="T8"> </text:span><text:span text:style-name="T31">column</text:span><text:span text:style-name="T29"> </text:span><text:span text:style-name="T8">i_subtracting_</text:span><text:span text:style-name="T12">column</text:span><text:span text:style-name="T29">, </text:span><text:span text:style-name="T31">multiplexed by</text:span><text:span text:style-name="T29"> </text:span><text:span text:style-name="T8">factor. </text:span><text:span text:style-name="T32">Returns 1 if success, otherwise returns 0</text:span><text:span text:style-name="T30">.</text:span></text:p>
          </table:table-cell>
        </table:table-row>
        <table:table-row>
          <table:table-cell table:style-name="Table1.A2" office:value-type="string">
            <text:p text:style-name="P59"><text:span text:style-name="T17">int</text:span> <text:span text:style-name="T2">columns_swap</text:span></text:p>
            <text:p text:style-name="P16"><text:span text:style-name="T52">(</text:span><text:span text:style-name="T21">int</text:span><text:span text:style-name="T52"> </text:span><text:span text:style-name="T60">i_col_1</text:span><text:span text:style-name="T52">, </text:span><text:span text:style-name="T21">int</text:span><text:span text:style-name="T52"> </text:span><text:span text:style-name="T60">i_col_2</text:span><text:span text:style-name="T52">, </text:span><text:span text:style-name="T74">MODIFIED</text:span><text:a xlink:type="simple" xlink:href="#matrix" text:style-name="Internet_20_link" text:visited-style-name="Visited_20_Internet_20_Link"><text:span text:style-name="T53"> </text:span></text:a><text:a xlink:type="simple" xlink:href="#matrix" text:style-name="Internet_20_link" text:visited-style-name="Visited_20_Internet_20_Link"><text:span text:style-name="T23">matrix</text:span></text:a><text:span text:style-name="T52">*)</text:span></text:p>
          </table:table-cell>
          <table:table-cell table:style-name="Table1.B2" office:value-type="string">
            <text:p text:style-name="P60"><text:span text:style-name="T89">Swap</text:span> <text:span text:style-name="T8">i_</text:span><text:span text:style-name="T10">col</text:span><text:span text:style-name="T8">_1</text:span> <text:span text:style-name="T89">and</text:span> <text:span text:style-name="T8">i_</text:span><text:span text:style-name="T10">col</text:span><text:span text:style-name="T8">_2</text:span> <text:span text:style-name="T89">columns of matrix </text:span><text:s/><text:span text:style-name="T93">MODIFIED.</text:span> <text:span text:style-name="T32">Returns 1 if success, otherwise returns 0.</text:span></text:p>
          </table:table-cell>
        </table:table-row>
        <table:table-row>
          <table:table-cell table:style-name="Table1.A2" office:value-type="string">
            <text:p text:style-name="P63"><text:span text:style-name="T17">int</text:span> <text:span text:style-name="T2">copy_</text:span><text:span text:style-name="T5">column</text:span><text:span text:style-name="T2">_to_other_matrix</text:span></text:p>
            <text:p text:style-name="P21"><text:span text:style-name="T52">(</text:span><text:span text:style-name="T21">int</text:span><text:span text:style-name="T52"> </text:span><text:span text:style-name="T60">i_source</text:span><text:span text:style-name="T52">, </text:span><text:span text:style-name="T21">int</text:span><text:span text:style-name="T52"> </text:span><text:span text:style-name="T60">i_</text:span><text:span text:style-name="T63">receiver</text:span><text:span text:style-name="T52">, </text:span><text:a xlink:type="simple" xlink:href="#matrix" text:style-name="Internet_20_link" text:visited-style-name="Visited_20_Internet_20_Link"><text:span text:style-name="T53">IN </text:span></text:a><text:a xlink:type="simple" xlink:href="#matrix" text:style-name="Internet_20_link" text:visited-style-name="Visited_20_Internet_20_Link"><text:span text:style-name="T24">const</text:span></text:a><text:a xlink:type="simple" xlink:href="#matrix" text:style-name="Internet_20_link" text:visited-style-name="Visited_20_Internet_20_Link"><text:span text:style-name="T53"> </text:span></text:a><text:a xlink:type="simple" xlink:href="#matrix" text:style-name="Internet_20_link" text:visited-style-name="Visited_20_Internet_20_Link"><text:span text:style-name="T23">matrix </text:span></text:a><text:span text:style-name="T52">*</text:span><text:span text:style-name="T60">in_matrix</text:span><text:span text:style-name="T52">, </text:span><text:a xlink:type="simple" xlink:href="#matrix" text:style-name="Internet_20_link" text:visited-style-name="Visited_20_Internet_20_Link"><text:span text:style-name="T53">OUT </text:span></text:a><text:a xlink:type="simple" xlink:href="#matrix" text:style-name="Internet_20_link" text:visited-style-name="Visited_20_Internet_20_Link"><text:span text:style-name="T23">matrix </text:span></text:a><text:span text:style-name="T52">*</text:span><text:span text:style-name="T60">out_matrix</text:span><text:span text:style-name="T52">)</text:span></text:p>
          </table:table-cell>
          <table:table-cell table:style-name="Table1.B2" office:value-type="string">
            <text:p text:style-name="P65"><text:span text:style-name="T90">Copy column</text:span> <text:span text:style-name="T13">i_source</text:span> <text:span text:style-name="T90">of matrix</text:span> <text:span text:style-name="T13">in_matrix</text:span> <text:span text:style-name="T90">to column</text:span> <text:span text:style-name="T13">i_</text:span><text:span text:style-name="T15">receiver</text:span> <text:span text:style-name="T90">of matrix</text:span> <text:span text:style-name="T13">out_matrix</text:span>. <text:span text:style-name="T87">Returns 1 if success, otherwise returns 0</text:span><text:span text:style-name="T30">.</text:span></text:p>
          </table:table-cell>
        </table:table-row>
        <table:table-row>
          <table:table-cell table:style-name="Table1.A2" office:value-type="string">
            <text:p text:style-name="P67"><text:span text:style-name="T17">int</text:span> <text:span text:style-name="T2">copy_matrix</text:span></text:p>
            <text:p text:style-name="P68">(IN <text:span text:style-name="T20">const </text:span><text:span text:style-name="T17">matrix</text:span>*, OUT <text:span text:style-name="T17">matrix</text:span>*)</text:p>
          </table:table-cell>
          <table:table-cell table:style-name="Table1.B2" office:value-type="string">
            <text:p text:style-name="P69"><text:span text:style-name="T91">Copy matrix</text:span> IN <text:span text:style-name="T91">to matrix</text:span> OUT. <text:span text:style-name="T87">Returns 1 if success, otherwise returns 0</text:span>.</text:p>
          </table:table-cell>
        </table:table-row>
        <table:table-row>
          <table:table-cell table:style-name="Table1.A2" office:value-type="string">
            <text:p text:style-name="P64"><text:span text:style-name="T17">int</text:span> <text:span text:style-name="T2">copy_row_to_other_matrix</text:span></text:p>
            <text:p text:style-name="P21"><text:span text:style-name="T52">(</text:span><text:span text:style-name="T21">int</text:span><text:span text:style-name="T52"> </text:span><text:span text:style-name="T60">i_source</text:span><text:span text:style-name="T52">, </text:span><text:span text:style-name="T21">int</text:span><text:span text:style-name="T52"> </text:span><text:span text:style-name="T60">i_</text:span><text:span text:style-name="T64">receiver</text:span><text:span text:style-name="T52">, </text:span><text:a xlink:type="simple" xlink:href="#matrix" text:style-name="Internet_20_link" text:visited-style-name="Visited_20_Internet_20_Link"><text:span text:style-name="T53">IN </text:span></text:a><text:span text:style-name="T24">cons </text:span><text:a xlink:type="simple" xlink:href="#matrix" text:style-name="Internet_20_link" text:visited-style-name="Visited_20_Internet_20_Link"><text:span text:style-name="T23">matrix </text:span></text:a><text:span text:style-name="T52">*</text:span><text:span text:style-name="T60">in_matrix</text:span><text:span text:style-name="T52">, </text:span><text:a xlink:type="simple" xlink:href="#matrix" text:style-name="Internet_20_link" text:visited-style-name="Visited_20_Internet_20_Link"><text:span text:style-name="T53">OUT </text:span></text:a><text:a xlink:type="simple" xlink:href="#matrix" text:style-name="Internet_20_link" text:visited-style-name="Visited_20_Internet_20_Link"><text:span text:style-name="T23">matrix </text:span></text:a><text:span text:style-name="T52">*</text:span><text:span text:style-name="T60">out_matrix</text:span><text:span text:style-name="T52">)</text:span></text:p>
          </table:table-cell>
          <table:table-cell table:style-name="Table1.B2" office:value-type="string">
            <text:p text:style-name="P66"><text:span text:style-name="T34">Copy </text:span><text:span text:style-name="T35">row</text:span><text:span text:style-name="T30"> </text:span><text:span text:style-name="T13">i_source</text:span><text:span text:style-name="T30"> </text:span><text:span text:style-name="T34">of matrix</text:span><text:span text:style-name="T30"> </text:span><text:span text:style-name="T13">in_matrix</text:span><text:span text:style-name="T30"> </text:span><text:span text:style-name="T34">to </text:span><text:span text:style-name="T35">row</text:span><text:span text:style-name="T30"> </text:span><text:span text:style-name="T13">i_</text:span><text:span text:style-name="T15">receiver</text:span><text:span text:style-name="T30"> </text:span><text:span text:style-name="T34">of matrix</text:span><text:span text:style-name="T30"> </text:span><text:span text:style-name="T13">out_matrix</text:span><text:span text:style-name="T30">. </text:span><text:span text:style-name="T32">Returns 1 if success, otherwise returns 0</text:span><text:span text:style-name="T30">.</text:span></text:p>
          </table:table-cell>
        </table:table-row>
        <table:table-row>
          <table:table-cell table:style-name="Table1.A2" office:value-type="string">
            <text:p text:style-name="P70"><text:bookmark-start text:name="delete_matrix"/><text:span text:style-name="T17">int</text:span> <text:span text:style-name="T2">delete_matrix</text:span><text:bookmark-end text:name="delete_matrix"/></text:p>
            <text:p text:style-name="P14"><text:span text:style-name="T52">(</text:span><text:a xlink:type="simple" xlink:href="#matrix" text:style-name="Internet_20_link" text:visited-style-name="Visited_20_Internet_20_Link"><text:span text:style-name="T23">matrix</text:span></text:a><text:span text:style-name="T52">*)</text:span></text:p>
          </table:table-cell>
          <table:table-cell table:style-name="Table1.B2" office:value-type="string">
            <text:p text:style-name="P71"><text:span text:style-name="T92">Free dynamically allocated by matrix memory</text:span>. <text:span text:style-name="T32">Returns 1 if success, otherwise returns 0</text:span><text:span text:style-name="T30">.</text:span></text:p>
          </table:table-cell>
        </table:table-row>
        <table:table-row>
          <table:table-cell table:style-name="Table1.A2" office:value-type="string">
            <text:p text:style-name="P72"><text:span text:style-name="T17">int</text:span> <text:span text:style-name="T2">init_matrix_as_unit</text:span></text:p>
            <text:p text:style-name="P12"><text:span text:style-name="T52">(</text:span><text:span text:style-name="T75">MODIFIED</text:span><text:span text:style-name="T52"> </text:span><text:a xlink:type="simple" xlink:href="#matrix" text:style-name="Internet_20_link" text:visited-style-name="Visited_20_Internet_20_Link"><text:span text:style-name="T23">matrix</text:span></text:a><text:span text:style-name="T52">*)</text:span></text:p>
          </table:table-cell>
          <table:table-cell table:style-name="Table1.B2" office:value-type="string">
            <text:p text:style-name="P73"><text:span text:style-name="T93">Initialize matrix</text:span> <text:span text:style-name="T94">MODIFIED</text:span> <text:span text:style-name="T93">as unit matrix</text:span>, <text:span text:style-name="T93">i. e.</text:span> 1 <text:span text:style-name="T93">on the main diagonal</text:span> <text:span text:style-name="T93">and</text:span> 0 <text:span text:style-name="T93">in other places.</text:span> <text:span text:style-name="T32">Returns 1 if success, otherwise returns 0</text:span><text:span text:style-name="T30">.</text:span></text:p>
          </table:table-cell>
        </table:table-row>
        <table:table-row>
          <table:table-cell table:style-name="Table1.A2" office:value-type="string">
            <text:p text:style-name="P74"><text:bookmark-start text:name="init_matrix_by_function"/><text:span text:style-name="T17">int</text:span> <text:span text:style-name="T2">init_matrix_by_function</text:span><text:bookmark-end text:name="init_matrix_by_function"/></text:p>
            <text:p text:style-name="P13"><text:span text:style-name="T52">(</text:span><text:span text:style-name="T76">MODIFIED</text:span><text:span text:style-name="T52"> </text:span><text:a xlink:type="simple" xlink:href="#matrix" text:style-name="Internet_20_link" text:visited-style-name="Visited_20_Internet_20_Link"><text:span text:style-name="T23">matrix</text:span></text:a><text:span text:style-name="T52">*, </text:span><text:span text:style-name="T21">init_user</text:span><text:span text:style-name="T52">)</text:span></text:p>
          </table:table-cell>
          <table:table-cell table:style-name="Table1.B2" office:value-type="string">
            <text:p text:style-name="P93"><text:span text:style-name="T76">Initialize every element of matrix</text:span><text:span text:style-name="T52"> </text:span><text:span text:style-name="T76">MODIFIED</text:span><text:span text:style-name="T52">, </text:span><text:span text:style-name="T76">by function</text:span><text:span text:style-name="T52"> </text:span><text:a xlink:type="simple" xlink:href="#init_user" text:style-name="Internet_20_link" text:visited-style-name="Visited_20_Internet_20_Link"><text:span text:style-name="T25">init_user</text:span></text:a><text:span text:style-name="T52">. </text:span><text:span text:style-name="T66">Returns 1 if success, otherwise returns 0</text:span><text:span text:style-name="T65">.</text:span></text:p>
          </table:table-cell>
        </table:table-row>
        <table:table-row>
          <table:table-cell table:style-name="Table1.A2" office:value-type="string">
            <text:p text:style-name="P75"><text:span text:style-name="T17">int</text:span> <text:span text:style-name="T2">init_matrix_by_random</text:span></text:p>
            <text:p text:style-name="P11"><text:span text:style-name="T52">(</text:span><text:span text:style-name="T77">MODIFIED</text:span><text:span text:style-name="T52"> </text:span><text:a xlink:type="simple" xlink:href="#matrix" text:style-name="Internet_20_link" text:visited-style-name="Visited_20_Internet_20_Link"><text:span text:style-name="T23">matrix</text:span></text:a><text:span text:style-name="T52">*, </text:span></text:p>
            <text:p text:style-name="P76"><text:span text:style-name="T17">int32_t</text:span> <text:span text:style-name="T8">down</text:span>, <text:span text:style-name="T17">int32_t</text:span> <text:span text:style-name="T8">up</text:span>)</text:p>
          </table:table-cell>
          <table:table-cell table:style-name="Table1.B2" office:value-type="string">
            <text:p text:style-name="P77"><text:span text:style-name="T93">Initialize matrix</text:span> <text:span text:style-name="T94">MODIFIED</text:span> <text:span text:style-name="T95">by random values of type of</text:span> <text:span text:style-name="T17">int</text:span> <text:span text:style-name="T95">in range from</text:span> <text:span text:style-name="T8">down</text:span> <text:span text:style-name="T95">to</text:span> <text:span text:style-name="T8">up. </text:span><text:span text:style-name="T36">Parameters</text:span><text:span text:style-name="T29"> </text:span><text:span text:style-name="T8">down</text:span><text:span text:style-name="T29"> </text:span><text:span text:style-name="T36">and</text:span><text:span text:style-name="T29"> </text:span><text:span text:style-name="T8">up</text:span><text:span text:style-name="T29"> </text:span><text:span text:style-name="T36">must have type of</text:span><text:span text:style-name="T29"> </text:span><text:span text:style-name="T18">int32_t</text:span><text:span text:style-name="T29"> </text:span><text:span text:style-name="T36">or have not lager size th</text:span><text:span text:style-name="T37">a</text:span><text:span text:style-name="T36">n</text:span><text:span text:style-name="T29"> 32 bit</text:span><text:span text:style-name="T36">s</text:span><text:span text:style-name="T29">. <text:s/></text:span><text:span text:style-name="T32">Returns 1 if success, otherwise returns 0</text:span><text:span text:style-name="T30">.</text:span></text:p>
          </table:table-cell>
        </table:table-row>
        <table:table-row>
          <table:table-cell table:style-name="Table1.A2" office:value-type="string">
            <text:p text:style-name="P78"><text:span text:style-name="T17">int</text:span> <text:span text:style-name="T2">init_matrix</text:span></text:p>
            <text:p text:style-name="P10"><text:span text:style-name="T52">(</text:span><text:span text:style-name="T78">MODIFIED</text:span><text:span text:style-name="T52"> </text:span><text:a xlink:type="simple" xlink:href="#matrix" text:style-name="Internet_20_link" text:visited-style-name="Visited_20_Internet_20_Link"><text:span text:style-name="T23">matrix</text:span></text:a><text:span text:style-name="T52">*)</text:span></text:p>
          </table:table-cell>
          <table:table-cell table:style-name="Table1.B2" office:value-type="string">
            <text:p text:style-name="P79"><text:span text:style-name="T96">Initialize matrix</text:span>, <text:span text:style-name="T96">given as parameter by scanned from standard input stream values</text:span>. <text:span text:style-name="T32">Returns 1 if success, otherwise returns 0</text:span><text:span text:style-name="T97">.</text:span></text:p>
            <text:p text:style-name="P79"/>
            <text:p text:style-name="P79"/>
          </table:table-cell>
        </table:table-row>
        <text:soft-page-break/>
        <table:table-row>
          <table:table-cell table:style-name="Table1.A2" office:value-type="string">
            <text:p text:style-name="P80"><text:span text:style-name="T17">int</text:span> <text:span text:style-name="T2">inverse_matrix</text:span></text:p>
            <text:p text:style-name="P22"><text:span text:style-name="T52">(IN </text:span><text:span text:style-name="T22">const</text:span><text:span text:style-name="T52"> </text:span><text:a xlink:type="simple" xlink:href="#matrix" text:style-name="Internet_20_link" text:visited-style-name="Visited_20_Internet_20_Link"><text:span text:style-name="T23">matrix</text:span></text:a><text:span text:style-name="T52"> *</text:span><text:span text:style-name="T60">in_matrix</text:span><text:span text:style-name="T52">, </text:span><text:a xlink:type="simple" xlink:href="#matrix" text:style-name="Internet_20_link" text:visited-style-name="Visited_20_Internet_20_Link"><text:span text:style-name="T53">OUT </text:span></text:a><text:a xlink:type="simple" xlink:href="#matrix" text:style-name="Internet_20_link" text:visited-style-name="Visited_20_Internet_20_Link"><text:span text:style-name="T23">matrix</text:span></text:a><text:span text:style-name="T52"> *</text:span><text:span text:style-name="T60">out_matrix</text:span><text:span text:style-name="T52">)</text:span></text:p>
          </table:table-cell>
          <table:table-cell table:style-name="Table1.B2" office:value-type="string">
            <text:p text:style-name="P81"><text:span text:style-name="T98">Writes to</text:span> <text:span text:style-name="T8">out_matrix</text:span> <text:span text:style-name="T98">inverted matrix</text:span> <text:span text:style-name="T8">in_matrix</text:span>. <text:span text:style-name="T32">Returns 1 if success, otherwise returns 0</text:span><text:span text:style-name="T30">.</text:span></text:p>
          </table:table-cell>
        </table:table-row>
        <table:table-row>
          <table:table-cell table:style-name="Table1.A2" office:value-type="string">
            <text:p text:style-name="P82"><text:span text:style-name="T17">int</text:span> <text:span text:style-name="T2">multiplex_</text:span><text:span text:style-name="T6">matrices</text:span></text:p>
            <text:p text:style-name="P7"><text:span text:style-name="T52">(IN </text:span><text:span text:style-name="T22">const</text:span><text:span text:style-name="T52"> </text:span><text:a xlink:type="simple" xlink:href="#matrix" text:style-name="Internet_20_link" text:visited-style-name="Visited_20_Internet_20_Link"><text:span text:style-name="T23">matrix</text:span></text:a><text:span text:style-name="T52">* </text:span><text:span text:style-name="T62">in_matrix_1</text:span><text:span text:style-name="T52">, </text:span><text:a xlink:type="simple" xlink:href="#matrix" text:style-name="Internet_20_link" text:visited-style-name="Visited_20_Internet_20_Link"><text:span text:style-name="T53">IN </text:span></text:a><text:a xlink:type="simple" xlink:href="#matrix" text:style-name="Internet_20_link" text:visited-style-name="Visited_20_Internet_20_Link"><text:span text:style-name="T24">const </text:span></text:a><text:a xlink:type="simple" xlink:href="#matrix" text:style-name="Internet_20_link" text:visited-style-name="Visited_20_Internet_20_Link"><text:span text:style-name="T53"> </text:span></text:a><text:a xlink:type="simple" xlink:href="#matrix" text:style-name="Internet_20_link" text:visited-style-name="Visited_20_Internet_20_Link"><text:span text:style-name="T23">matrix</text:span></text:a><text:span text:style-name="T52">* </text:span><text:span text:style-name="T62">in_matrix_2</text:span><text:span text:style-name="T52">, </text:span><text:a xlink:type="simple" xlink:href="#matrix" text:style-name="Internet_20_link" text:visited-style-name="Visited_20_Internet_20_Link"><text:span text:style-name="T53">OUT </text:span></text:a><text:a xlink:type="simple" xlink:href="#matrix" text:style-name="Internet_20_link" text:visited-style-name="Visited_20_Internet_20_Link"><text:span text:style-name="T23">matrix</text:span></text:a><text:span text:style-name="T52">*)</text:span></text:p>
          </table:table-cell>
          <table:table-cell table:style-name="Table1.B2" office:value-type="string">
            <text:p text:style-name="P83"><text:span text:style-name="T99">Writes to the matrix</text:span> OUT <text:span text:style-name="T99">product of matrices</text:span> <text:span text:style-name="T9">in_matrix_1</text:span> <text:span text:style-name="T99">and</text:span> <text:span text:style-name="T9">in_matrix_2</text:span>. <text:span text:style-name="T32">Returns 1 if success, otherwise returns 0</text:span><text:span text:style-name="T100">.</text:span></text:p>
          </table:table-cell>
        </table:table-row>
        <table:table-row>
          <table:table-cell table:style-name="Table1.A2" office:value-type="string">
            <text:p text:style-name="P84"><text:span text:style-name="T17">int</text:span> <text:span text:style-name="T2">rank</text:span></text:p>
            <text:p text:style-name="P23"><text:span text:style-name="T52">(IN </text:span><text:span text:style-name="T22">const</text:span><text:span text:style-name="T52"> </text:span><text:a xlink:type="simple" xlink:href="#matrix" text:style-name="Internet_20_link" text:visited-style-name="Visited_20_Internet_20_Link"><text:span text:style-name="T26">matrix</text:span></text:a><text:span text:style-name="T52">*)</text:span></text:p>
          </table:table-cell>
          <table:table-cell table:style-name="Table1.B2" office:value-type="string">
            <text:p text:style-name="P85"><text:span text:style-name="T101">Returns rank of given matrix</text:span>.</text:p>
          </table:table-cell>
        </table:table-row>
        <table:table-row>
          <table:table-cell table:style-name="Table1.A2" office:value-type="string">
            <text:p text:style-name="P52"><text:span text:style-name="T17">int</text:span> <text:span text:style-name="T2">row_mult_on_const</text:span></text:p>
            <text:p text:style-name="P17"><text:span text:style-name="T52">(</text:span><text:span text:style-name="T21">double</text:span><text:span text:style-name="T52"> </text:span><text:span text:style-name="T60">factor</text:span><text:span text:style-name="T52">, </text:span><text:span text:style-name="T21">int</text:span><text:span text:style-name="T52"> </text:span><text:span text:style-name="T60">i_row</text:span><text:span text:style-name="T52">, </text:span><text:span text:style-name="T79">MODIFIED</text:span><text:a xlink:type="simple" xlink:href="#matrix" text:style-name="Internet_20_link" text:visited-style-name="Visited_20_Internet_20_Link"><text:span text:style-name="T53"> </text:span></text:a><text:a xlink:type="simple" xlink:href="#matrix" text:style-name="Internet_20_link" text:visited-style-name="Visited_20_Internet_20_Link"><text:span text:style-name="T23">matrix</text:span></text:a><text:span text:style-name="T52">*)</text:span></text:p>
          </table:table-cell>
          <table:table-cell table:style-name="Table1.B2" office:value-type="string">
            <text:p text:style-name="P54"><text:span text:style-name="T102">Multiplexes row</text:span> <text:span text:style-name="T8">i_row</text:span> <text:span text:style-name="T102">of matrix</text:span> <text:span text:style-name="T102">MODIFIED</text:span> <text:span text:style-name="T102">by</text:span> <text:span text:style-name="T8">factor</text:span>. <text:span text:style-name="T101">Returns rank of given matrix.</text:span></text:p>
          </table:table-cell>
        </table:table-row>
        <table:table-row>
          <table:table-cell table:style-name="Table1.A2" office:value-type="string">
            <text:p text:style-name="P56"><text:span text:style-name="T17">int</text:span> <text:span text:style-name="T2">rows_sub</text:span></text:p>
            <text:p text:style-name="P56">(<text:span text:style-name="T17">double</text:span> <text:span text:style-name="T8">factor</text:span>, </text:p>
            <text:p text:style-name="P56"><text:span text:style-name="T17">int</text:span> <text:span text:style-name="T8">i_subtracted_row</text:span>, </text:p>
            <text:p text:style-name="P19"><text:span text:style-name="T21">int</text:span><text:span text:style-name="T52"> </text:span><text:span text:style-name="T60">i_subtracting_row</text:span><text:span text:style-name="T52">, </text:span><text:span text:style-name="T80">MODIFIED</text:span><text:a xlink:type="simple" xlink:href="#matrix" text:style-name="Internet_20_link" text:visited-style-name="Visited_20_Internet_20_Link"><text:span text:style-name="T53"> </text:span></text:a><text:a xlink:type="simple" xlink:href="#matrix" text:style-name="Internet_20_link" text:visited-style-name="Visited_20_Internet_20_Link"><text:span text:style-name="T23">matrix</text:span></text:a><text:span text:style-name="T52">*)</text:span></text:p>
          </table:table-cell>
          <table:table-cell table:style-name="Table1.B2" office:value-type="string">
            <text:p text:style-name="P58"><text:span text:style-name="T31">Subtract from </text:span><text:span text:style-name="T38">row</text:span><text:span text:style-name="T30"> </text:span><text:span text:style-name="T14">i_subtracted_</text:span><text:span text:style-name="T8">row</text:span><text:span text:style-name="T14"> </text:span><text:span text:style-name="T31">of matrix</text:span><text:span text:style-name="T30"> </text:span><text:span text:style-name="T33">MODIFIED</text:span><text:span text:style-name="T14"> </text:span><text:span text:style-name="T38">row</text:span><text:span text:style-name="T30"> </text:span><text:span text:style-name="T14">i_subtracting_</text:span><text:span text:style-name="T8">row</text:span><text:span text:style-name="T30">, </text:span><text:span text:style-name="T31">multiplexed by</text:span><text:span text:style-name="T30"> </text:span><text:span text:style-name="T14">factor. </text:span><text:span text:style-name="T32">Returns 1 if success, otherwise returns 0</text:span><text:span text:style-name="T30">.</text:span></text:p>
          </table:table-cell>
        </table:table-row>
        <table:table-row>
          <table:table-cell table:style-name="Table1.A2" office:value-type="string">
            <text:p text:style-name="P62"><text:span text:style-name="T17">int</text:span> <text:span text:style-name="T2">rows_swap</text:span></text:p>
            <text:p text:style-name="P15"><text:span text:style-name="T52">(</text:span><text:span text:style-name="T21">int</text:span><text:span text:style-name="T52"> </text:span><text:span text:style-name="T60">i_row_1</text:span><text:span text:style-name="T52">, </text:span><text:span text:style-name="T21">int</text:span><text:span text:style-name="T52"> </text:span><text:span text:style-name="T60">i_row_2</text:span><text:span text:style-name="T52">, </text:span><text:span text:style-name="T81">MODIFIED</text:span><text:a xlink:type="simple" xlink:href="#matrix" text:style-name="Internet_20_link" text:visited-style-name="Visited_20_Internet_20_Link"><text:span text:style-name="T53"> </text:span></text:a><text:a xlink:type="simple" xlink:href="#matrix" text:style-name="Internet_20_link" text:visited-style-name="Visited_20_Internet_20_Link"><text:span text:style-name="T23">matrix</text:span></text:a><text:span text:style-name="T52">*)</text:span></text:p>
          </table:table-cell>
          <table:table-cell table:style-name="Table1.B2" office:value-type="string">
            <text:p text:style-name="P61"><text:span text:style-name="T39">Swap</text:span><text:span text:style-name="T30"> </text:span><text:span text:style-name="T14">i_</text:span><text:span text:style-name="T16">row</text:span><text:span text:style-name="T14">_1</text:span><text:span text:style-name="T30"> </text:span><text:span text:style-name="T39">and</text:span><text:span text:style-name="T30"> </text:span><text:span text:style-name="T14">i_</text:span><text:span text:style-name="T16">row</text:span><text:span text:style-name="T14">_2</text:span><text:span text:style-name="T30"> </text:span><text:span text:style-name="T41">rows</text:span><text:span text:style-name="T39"> of matrix </text:span><text:span text:style-name="T40">MODIFIED.</text:span><text:span text:style-name="T30"> </text:span><text:span text:style-name="T32">Returns 1 if success, otherwise returns 0.</text:span></text:p>
          </table:table-cell>
        </table:table-row>
        <table:table-row>
          <table:table-cell table:style-name="Table1.A2" office:value-type="string">
            <text:p text:style-name="P86"><text:span text:style-name="T17">int</text:span> <text:span text:style-name="T2">show_matrix</text:span></text:p>
            <text:p text:style-name="P9"><text:span text:style-name="T52">(IN </text:span><text:span text:style-name="T22">const</text:span><text:span text:style-name="T52"> </text:span><text:a xlink:type="simple" xlink:href="#matrix" text:style-name="Internet_20_link" text:visited-style-name="Visited_20_Internet_20_Link"><text:span text:style-name="T23">matrix</text:span></text:a><text:span text:style-name="T52">*)</text:span></text:p>
          </table:table-cell>
          <table:table-cell table:style-name="Table1.B2" office:value-type="string">
            <text:p text:style-name="P87"><text:span text:style-name="T103">Print IN matrix into standard output stream. </text:span><text:span text:style-name="T32">Returns 1 if success, otherwise returns 0</text:span><text:span text:style-name="T103">.</text:span></text:p>
          </table:table-cell>
        </table:table-row>
        <table:table-row>
          <table:table-cell table:style-name="Table1.A2" office:value-type="string">
            <text:p text:style-name="P88"><text:span text:style-name="T17">int</text:span> <text:span text:style-name="T7">transpose</text:span></text:p>
            <text:p text:style-name="P6"><text:span text:style-name="T52">(IN </text:span><text:span text:style-name="T22">const</text:span><text:span text:style-name="T52"> </text:span><text:a xlink:type="simple" xlink:href="#matrix" text:style-name="Internet_20_link" text:visited-style-name="Visited_20_Internet_20_Link"><text:span text:style-name="T23">matrix</text:span></text:a><text:span text:style-name="T52">*, OUT </text:span><text:a xlink:type="simple" xlink:href="#matrix" text:style-name="Internet_20_link" text:visited-style-name="Visited_20_Internet_20_Link"><text:span text:style-name="T23">matrix</text:span></text:a><text:span text:style-name="T52">*)</text:span></text:p>
          </table:table-cell>
          <table:table-cell table:style-name="Table1.B2" office:value-type="string">
            <text:p text:style-name="P89"><text:span text:style-name="T104">Writes to the matrix</text:span> OUT <text:span text:style-name="T104">transposed matrix</text:span> IN. <text:span text:style-name="T32">Returns 1 if success, otherwise returns 0</text:span>.</text:p>
          </table:table-cell>
        </table:table-row>
        <table:table-row>
          <table:table-cell table:style-name="Table1.A2" office:value-type="string">
            <text:p text:style-name="P90"><text:span text:style-name="T17">int</text:span> <text:span text:style-name="T2">triangle_form</text:span></text:p>
            <text:p text:style-name="P8"><text:span text:style-name="T52">(IN </text:span><text:span text:style-name="T22">const</text:span><text:span text:style-name="T52"> </text:span><text:a xlink:type="simple" xlink:href="#matrix" text:style-name="Internet_20_link" text:visited-style-name="Visited_20_Internet_20_Link"><text:span text:style-name="T23">matrix</text:span></text:a><text:span text:style-name="T52">*, OUT </text:span><text:a xlink:type="simple" xlink:href="#matrix" text:style-name="Internet_20_link" text:visited-style-name="Visited_20_Internet_20_Link"><text:span text:style-name="T23">matrix</text:span></text:a><text:span text:style-name="T52">*)</text:span></text:p>
          </table:table-cell>
          <table:table-cell table:style-name="Table1.B2" office:value-type="string">
            <text:p text:style-name="P91"><text:span text:style-name="T106">Writes to the matrix</text:span> OUT <text:span text:style-name="T106">matrix</text:span> IN <text:span text:style-name="T106">in triangle form</text:span>. <text:span text:style-name="T32">Returns 1 if success, otherwise returns 0</text:span><text:span text:style-name="T105">.</text:span></text:p>
          </table:table-cell>
        </table:table-row>
        <table:table-row>
          <table:table-cell table:style-name="Table1.A2" office:value-type="string">
            <text:p text:style-name="P5"><text:bookmark-start text:name="make_matrix"/><text:a xlink:type="simple" xlink:href="#matrix" text:style-name="Internet_20_link" text:visited-style-name="Visited_20_Internet_20_Link"><text:span text:style-name="T23">matrix</text:span></text:a><text:span text:style-name="T1"> </text:span><text:span text:style-name="T67">make_matrix</text:span><text:bookmark-end text:name="make_matrix"/></text:p>
            <text:p text:style-name="P49">(<text:span text:style-name="T17">int</text:span> <text:span text:style-name="T8">n_rows</text:span>, <text:span text:style-name="T17">int</text:span> <text:span text:style-name="T8">n_columns</text:span>)</text:p>
          </table:table-cell>
          <table:table-cell table:style-name="Table1.B2" office:value-type="string">
            <text:p text:style-name="P50"><text:span text:style-name="T107">Creates matrix with</text:span> <text:span text:style-name="T8">n_rows</text:span> <text:span text:style-name="T107">rows</text:span> <text:span text:style-name="T107">and</text:span> <text:span text:style-name="T8">n_columns</text:span> <text:span text:style-name="T107">columns</text:span>. <text:span text:style-name="T107">Returns created matrix.</text:span>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e" fo:country="BY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e" fo:country="BY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3399ff" fo:font-size="14pt" officeooo:rsid="001a34d1" officeooo:paragraph-rsid="001a34d1" style:font-size-asian="14pt" style:font-size-complex="14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5c697a"/>
    </style:style>
    <style:page-layout style:name="Mpm1">
      <style:page-layout-properties fo:page-width="8.2701in" fo:page-height="11.6902in" style:num-format="1" style:print-orientation="portrait" fo:margin-top="0.3in" fo:margin-bottom="0.7874in" fo:margin-left="1in" fo:margin-right="0.5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<text:span text:style-name="MT1">ocumentation</text:span> <text:span text:style-name="MT1">for functions library in C</text:span> «matrix», Uladzislau Harbuz 2016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</meta:initial-creator>
    <meta:creation-date>2016-04-29T22:52:56.480516600</meta:creation-date>
    <dc:date>2016-05-14T13:24:06.635396964</dc:date>
    <dc:creator>vlad </dc:creator>
    <meta:editing-duration>PT4H1M22S</meta:editing-duration>
    <meta:editing-cycles>92</meta:editing-cycles>
    <meta:generator>LibreOffice/5.1.3.1$Linux_X86_64 LibreOffice_project/10m0$Build-1</meta:generator>
    <meta:document-statistic meta:table-count="2" meta:image-count="0" meta:object-count="0" meta:page-count="3" meta:paragraph-count="99" meta:word-count="739" meta:character-count="5070" meta:non-whitespace-character-count="4420"/>
  </office:meta>
</office:document-meta>
</file>